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The text after the colon will be removed: remove me</text:p>
      <text:p text:style-name="Standard"/>
      <text:p text:style-name="Standard">This is a paragraph that will preserve.</text:p>
      <text:p text:style-name="Standard"/>
      <text:p text:style-name="Standard">We can also remove a paragraph by order.</text:p>
      <text:p text:style-name="Standard">And now a table from which we will remove the<text:s/>first row: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one</text:p>
          </table:table-cell>
          <table:table-cell table:style-name="TableCell7">
            <text:p text:style-name="TableContents">two</text:p>
          </table:table-cell>
        </table:table-row>
        <table:table-row table:style-name="TableRow8">
          <table:table-cell table:style-name="TableCell9">
            <text:p text:style-name="TableContents">three</text:p>
          </table:table-cell>
          <table:table-cell table:style-name="TableCell10">
            <text:p text:style-name="TableContents">four</text:p>
          </table:table-cell>
        </table:table-row>
      </table:table>
      <text:p text:style-name="Standard"/>
      <text:p text:style-name="Standard">No more no les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c-Com</meta:initial-creator>
    <dc:creator>Pc-Com</dc:creator>
    <meta:creation-date>2016-12-10T18:41:00Z</meta:creation-date>
    <dc:date>2016-12-10T18:41:00Z</dc: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5" meta:character-count="231" meta:row-count="1" meta:non-whitespace-character-count="197"/>
  </office:meta>
</office:document-meta>
</file>